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6af8" officeooo:paragraph-rsid="00196a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util.Scanner;</text:p>
      <text:p text:style-name="P1"/>
      <text:p text:style-name="P1">public class Wanli {</text:p>
      <text:p text:style-name="P1"/>
      <text:p text:style-name="P1"><text:tab/>/**</text:p>
      <text:p text:style-name="P1"><text:tab/> * @param args</text:p>
      <text:p text:style-name="P1"><text:tab/> */</text:p>
      <text:p text:style-name="P1"><text:tab/>public static void main(String[] args) {</text:p>
      <text:p text:style-name="P1"><text:tab/><text:tab/>System.out.println("请输入你要查的年份:");</text:p>
      <text:p text:style-name="P1"><text:tab/><text:tab/>Scanner s=new Scanner(System.in);</text:p>
      <text:p text:style-name="P1"><text:tab/><text:tab/>int year=s.nextInt();</text:p>
      <text:p text:style-name="P1"><text:tab/><text:tab/>System.out.println("请输入你要查的月份:");</text:p>
      <text:p text:style-name="P1"><text:tab/> <text:s text:c="2"/>int month=s.nextInt();</text:p>
      <text:p text:style-name="P1"><text:tab/> <text:s text:c="2"/>int daymonth = 0;</text:p>
      <text:p text:style-name="P1"><text:tab/> <text:s text:c="2"/>switch(month) {</text:p>
      <text:p text:style-name="P1"><text:tab/><text:tab/> <text:s/>case 1: </text:p>
      <text:p text:style-name="P1"><text:tab/><text:tab/><text:tab/> <text:s/>case 3:</text:p>
      <text:p text:style-name="P1"><text:tab/><text:tab/><text:tab/><text:tab/> <text:s/>case 5:</text:p>
      <text:p text:style-name="P1"><text:tab/><text:tab/><text:tab/><text:tab/><text:tab/> <text:s/>case 7:</text:p>
      <text:p text:style-name="P1"><text:tab/><text:tab/><text:tab/><text:tab/><text:tab/><text:tab/> <text:s/>case 8:</text:p>
      <text:p text:style-name="P1"><text:tab/><text:tab/><text:tab/><text:tab/><text:tab/><text:tab/><text:tab/> <text:s/>case 10:</text:p>
      <text:p text:style-name="P1"><text:tab/><text:tab/><text:tab/><text:tab/><text:tab/><text:tab/><text:tab/><text:tab/> <text:s/>case 12:</text:p>
      <text:p text:style-name="P1"><text:tab/><text:tab/><text:tab/><text:tab/><text:tab/><text:tab/><text:tab/><text:tab/><text:tab/> <text:s/>daymonth = 31;</text:p>
      <text:p text:style-name="P1"><text:tab/><text:tab/><text:tab/><text:tab/><text:tab/><text:tab/><text:tab/><text:tab/><text:tab/> <text:s/>break;</text:p>
      <text:p text:style-name="P1"><text:tab/><text:tab/><text:tab/><text:tab/><text:tab/><text:tab/><text:tab/><text:tab/><text:tab/> <text:s/>case 2:</text:p>
      <text:p text:style-name="P1"><text:tab/><text:tab/><text:tab/><text:tab/><text:tab/><text:tab/><text:tab/><text:tab/><text:tab/><text:tab/> <text:s/>if(year % 400 == 0 || (year % 4 == 0 &amp;&amp; year % 100 != 0)) {</text:p>
      <text:p text:style-name="P1"><text:tab/><text:tab/><text:tab/><text:tab/><text:tab/><text:tab/><text:tab/><text:tab/><text:tab/><text:tab/><text:tab/> <text:s/>daymonth = 29;</text:p>
      <text:p text:style-name="P1"><text:tab/><text:tab/><text:tab/><text:tab/><text:tab/><text:tab/><text:tab/><text:tab/><text:tab/><text:tab/><text:tab/> <text:s/>}else { </text:p>
      <text:p text:style-name="P1"><text:tab/><text:tab/><text:tab/><text:tab/><text:tab/><text:tab/><text:tab/><text:tab/><text:tab/><text:tab/><text:tab/><text:tab/> <text:s/>daymonth = 28; </text:p>
      <text:p text:style-name="P1"><text:tab/><text:tab/><text:tab/><text:tab/><text:tab/><text:tab/><text:tab/><text:tab/><text:tab/><text:tab/><text:tab/><text:tab/> <text:s/>} break;</text:p>
      <text:p text:style-name="P1"><text:tab/><text:tab/><text:tab/><text:tab/><text:tab/><text:tab/><text:tab/><text:tab/><text:tab/><text:tab/><text:tab/><text:tab/> <text:s/>default: daymonth = 30; </text:p>
      <text:p text:style-name="P1"><text:tab/><text:tab/><text:tab/><text:tab/><text:tab/><text:tab/><text:tab/><text:tab/><text:tab/><text:tab/><text:tab/><text:tab/> <text:s/>} //</text:p>
      <text:p text:style-name="P1"><text:tab/><text:tab/> <text:s/>System.out.println("该月"+daymonth+"天"); </text:p>
      <text:p text:style-name="P1"><text:tab/> <text:s text:c="2"/>int day=0;</text:p>
      <text:p text:style-name="P1"><text:tab/> <text:s text:c="2"/>for(int i=1900;i&lt;year;i++){</text:p>
      <text:p text:style-name="P1"><text:tab/><text:tab/> if(year % 400 == 0 || (year % 4 == 0 &amp;&amp; year % 100 != 0)){</text:p>
      <text:p text:style-name="P1"><text:tab/><text:tab/><text:tab/> day+=366;</text:p>
      <text:p text:style-name="P1"><text:tab/><text:tab/> }else{</text:p>
      <text:p text:style-name="P1"><text:tab/><text:tab/><text:tab/> day+=365;</text:p>
      <text:p text:style-name="P1"><text:tab/><text:tab/> }</text:p>
      <text:p text:style-name="P1"><text:tab/> }for(int i=1;i&lt;month;i++){</text:p>
      <text:p text:style-name="P1"><text:tab/><text:tab/> switch(month){</text:p>
      <text:p text:style-name="P1"><text:tab/><text:tab/> case 1: </text:p>
      <text:p text:style-name="P1"><text:tab/><text:tab/> <text:s/>case 3:</text:p>
      <text:p text:style-name="P1"><text:tab/><text:tab/><text:tab/> <text:s/>case 5:</text:p>
      <text:p text:style-name="P1"><text:tab/><text:tab/><text:tab/><text:tab/> <text:s/>case 7:</text:p>
      <text:p text:style-name="P1"><text:tab/><text:tab/><text:tab/><text:tab/><text:tab/> <text:s/>case 8:</text:p>
      <text:p text:style-name="P1"><text:tab/><text:tab/><text:tab/><text:tab/><text:tab/><text:tab/> <text:s/>case 10:</text:p>
      <text:p text:style-name="P1"><text:tab/><text:tab/><text:tab/><text:tab/><text:tab/><text:tab/><text:tab/> <text:s/>case 12:</text:p>
      <text:p text:style-name="P1"><text:soft-page-break/><text:tab/><text:tab/><text:tab/><text:tab/><text:tab/><text:tab/><text:tab/><text:tab/> <text:s/>day+= 31;</text:p>
      <text:p text:style-name="P1"><text:tab/><text:tab/><text:tab/><text:tab/><text:tab/><text:tab/><text:tab/><text:tab/> <text:s/>break;</text:p>
      <text:p text:style-name="P1"><text:tab/><text:tab/><text:tab/><text:tab/><text:tab/><text:tab/><text:tab/><text:tab/> <text:s/>case 2:</text:p>
      <text:p text:style-name="P1"><text:tab/><text:tab/><text:tab/><text:tab/><text:tab/><text:tab/><text:tab/><text:tab/><text:tab/> <text:s/>if(year % 400 == 0 || (year % 4 == 0 &amp;&amp; year % 100 != 0)) {</text:p>
      <text:p text:style-name="P1"><text:tab/><text:tab/><text:tab/><text:tab/><text:tab/><text:tab/><text:tab/><text:tab/><text:tab/><text:tab/> <text:s/>day+= 29;</text:p>
      <text:p text:style-name="P1"><text:tab/><text:tab/><text:tab/><text:tab/><text:tab/><text:tab/><text:tab/><text:tab/><text:tab/><text:tab/> <text:s/>}else { </text:p>
      <text:p text:style-name="P1"><text:tab/><text:tab/><text:tab/><text:tab/><text:tab/><text:tab/><text:tab/><text:tab/><text:tab/><text:tab/><text:tab/> <text:s/>day+= 28; </text:p>
      <text:p text:style-name="P1"><text:tab/><text:tab/><text:tab/><text:tab/><text:tab/><text:tab/><text:tab/><text:tab/><text:tab/><text:tab/><text:tab/> <text:s/>} break;</text:p>
      <text:p text:style-name="P1"><text:tab/><text:tab/><text:tab/><text:tab/><text:tab/><text:tab/><text:tab/><text:tab/><text:tab/><text:tab/><text:tab/> <text:s/>default: day+= 30; </text:p>
      <text:p text:style-name="P1"><text:tab/><text:tab/> }</text:p>
      <text:p text:style-name="P1"><text:tab/> }</text:p>
      <text:p text:style-name="P1"><text:tab/> int weekDay = day % 7 + 1;</text:p>
      <text:p text:style-name="P1"><text:tab/> <text:s/>//计算需要打印的空格数</text:p>
      <text:p text:style-name="P1"><text:tab/> <text:s/>int spaces = weekDay % 7;</text:p>
      <text:p text:style-name="P1"><text:tab/> <text:s/>//打印日历,先打印日历的头 </text:p>
      <text:p text:style-name="P1"><text:tab/> <text:s/>System.out.println("日\t一\t二\t三\t四\t五\t六"); //定义变量，存储打印了几次</text:p>
      <text:p text:style-name="P1"><text:tab/> <text:s/>int count = 0; //打印空格 </text:p>
      <text:p text:style-name="P1"><text:tab/> <text:s/>for(int i=1; i&lt;=spaces; i++) { </text:p>
      <text:p text:style-name="P1"><text:tab/><text:tab/> <text:s/>System.out.print(" \t"); count++;</text:p>
      <text:p text:style-name="P1"><text:tab/><text:tab/> <text:s/>} //打印日历中的每一天</text:p>
      <text:p text:style-name="P1"><text:tab/> <text:s/>for(int i=1; i&lt;daymonth; i++) {</text:p>
      <text:p text:style-name="P1"><text:tab/><text:tab/> <text:s/>System.out.print(i+"\t"); </text:p>
      <text:p text:style-name="P1"><text:tab/><text:tab/> <text:s/>count++;</text:p>
      <text:p text:style-name="P1"><text:tab/><text:tab/> <text:s/>if(count % 7 == 0) { </text:p>
      <text:p text:style-name="P1"><text:tab/><text:tab/><text:tab/> <text:s/>System.out.println(); </text:p>
      <text:p text:style-name="P1"><text:tab/><text:tab/> <text:s text:c="2"/>}</text:p>
      <text:p text:style-name="P1"><text:tab/> <text:s text:c="2"/>}</text:p>
      <text:p text:style-name="P1"><text:tab/>}</text:p>
      <text:p text:style-name="P1"/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8S</meta:editing-duration>
    <meta:editing-cycles>3</meta:editing-cycles>
    <meta:generator>LibreOffice/5.3.0.3$Windows_X86_64 LibreOffice_project/7074905676c47b82bbcfbea1aeefc84afe1c50e1</meta:generator>
    <dc:date>2017-12-17T17:44:55.021000000</dc:date>
    <meta:document-statistic meta:table-count="0" meta:image-count="0" meta:object-count="0" meta:page-count="2" meta:paragraph-count="76" meta:word-count="302" meta:character-count="1668" meta:non-whitespace-character-count="1067"/>
    <meta:user-defined meta:name="Info 1"/>
    <meta:user-defined meta:name="Info 2"/>
    <meta:user-defined meta:name="Info 3"/>
    <meta:user-defined meta:name="Info 4"/>
  </office:meta>
</office:document-meta>
</file>